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aaa" officeooo:paragraph-rsid="0007ea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own Bear Brown Bear What do you see I see a red bird looking at me</text:p>
      <text:p text:style-name="P1">Red Bird Red Bird What do you see I see a yellow duck looking at me</text:p>
      <text:p text:style-name="P1">Yellow Duck Yellow Duck What do you see I see a blue horse looking at me</text:p>
      <text:p text:style-name="P1">Blue Horse Blue Horse What do you see I see a green frog looking at me</text:p>
      <text:p text:style-name="P1">Green Frog Green Frog What do you see I see a purple cat looking at me</text:p>
      <text:p text:style-name="P1">Purple Cat Purple Cat What do you see I see a white dog looking at me</text:p>
      <text:p text:style-name="P1">White God White Dog What do you see I see a black sheep looking at me</text:p>
      <text:p text:style-name="P1">Black Sheep Black Shepp What do you see I see a goldfish looking at me</text:p>
      <text:p text:style-name="P1">Goldfish Goldfish What do you see I see a teacher looknig at me</text:p>
      <text:p text:style-name="P1">Teacher Teacher What do you see I see children looknig at me</text:p>
      <text:p text:style-name="P1">Children Children What do you see</text:p>
      <text:p text:style-name="P1">We see a brown bear a red bird a green frog a black sheep a goldfish a yellow duck a blue horse a purple cat a white dog and a teacher looking at us That’s what we s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7:54:41.599866466</meta:creation-date>
    <dc:date>2018-05-07T18:00:12.228174661</dc:date>
    <meta:editing-duration>PT5M31S</meta:editing-duration>
    <meta:editing-cycles>1</meta:editing-cycles>
    <meta:document-statistic meta:table-count="0" meta:image-count="0" meta:object-count="0" meta:page-count="1" meta:paragraph-count="12" meta:word-count="196" meta:character-count="878" meta:non-whitespace-character-count="694"/>
    <meta:generator>LibreOffice/5.1.6.2$Linux_X86_64 LibreOffice_project/10m0$Build-2</meta:generator>
  </office:meta>
</office:document-meta>
</file>